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29cm" svg:height="2.67cm" svg:x="29.854cm" svg:y="3.331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9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24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45.538cm" svg:y="16.389cm">
          <draw:text-box>
            <text:p><text:span text:style-name="T5">sum: 25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5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10" draw:text-style-name="P9" draw:layer="layout" svg:width="3.868cm" svg:height="1.517cm" svg:x="50.787cm" svg:y="15.812cm">
          <draw:text-box>
            <text:p text:style-name="P8"><text:span text:style-name="T9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9:24:52.422909436</dc:date>
    <dc:creator>elucterio </dc:creator>
    <meta:editing-duration>PT5H26M7S</meta:editing-duration>
    <meta:editing-cycles>64</meta:editing-cycles>
    <meta:generator>LibreOffice/4.2.8.2$Linux_X86_64 LibreOffice_project/420m0$Build-2</meta:generator>
    <meta:document-statistic meta:object-count="98"/>
  </office:meta>
</office:document-meta>
</file>